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42mm"/>
    </style:style>
    <style:style style:name="co2" style:family="table-column">
      <style:table-column-properties fo:break-before="auto" style:column-width="63.85mm"/>
    </style:style>
    <style:style style:name="co3" style:family="table-column">
      <style:table-column-properties fo:break-before="auto" style:column-width="44.7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9.76mm"/>
    </style:style>
    <style:style style:name="co6" style:family="table-column">
      <style:table-column-properties fo:break-before="auto" style:column-width="45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rkusz1" table:style-name="ta1">
        <table:shapes>
          <draw:frame draw:z-index="0" draw:style-name="gr1" draw:text-style-name="P1" svg:width="137.85mm" svg:height="65.61mm" svg:x="172.59mm" svg:y="5.58mm">
            <loext:p draw:notify-on-update-of-ranges="Arkusz1.A4:Arkusz1.A4 Arkusz1.A5:Arkusz1.A13 Arkusz1.B4:Arkusz1.B4 Arkusz1.B5:Arkusz1.B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30.29mm" svg:height="76.24mm" svg:x="184.85mm" svg:y="118.19mm">
            <loext:p draw:notify-on-update-of-ranges="Arkusz1.A30:Arkusz1.A35 Arkusz1.B29:Arkusz1.B29 Arkusz1.B30:Arkusz1.B3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DELTA RULE LEARNING</text:p>
          </table:table-cell>
          <table:covered-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 office:value-type="string" calcext:value-type="string">
            <text:p>Współczynnik uczenia sieci</text:p>
          </table:table-cell>
          <table:table-cell table:style-name="ce2" office:value-type="string" calcext:value-type="string">
            <text:p>Ilość epok potrzebna do nauczenia</text:p>
          </table:table-cell>
          <table:table-cell table:style-name="ce2" office:value-type="string" calcext:value-type="string">
            <text:p>Błąd średniokwadratowy</text:p>
          </table:table-cell>
          <table:table-cell/>
          <table:table-cell table:style-name="ce2" table:number-columns-repeated="2"/>
          <table:table-cell table:number-columns-repeated="6"/>
        </table:table-row>
        <table:table-row table:style-name="ro1">
          <table:table-cell table:style-name="ce3" office:value-type="string" calcext:value-type="string">
            <text:p>0.05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string" calcext:value-type="string">
            <text:p>0.0991234</text:p>
          </table:table-cell>
          <table:table-cell/>
          <table:table-cell table:style-name="ce3" table:number-columns-repeated="2"/>
          <table:table-cell table:number-columns-repeated="6"/>
        </table:table-row>
        <table:table-row table:style-name="ro1">
          <table:table-cell table:style-name="ce3" office:value-type="string" calcext:value-type="string">
            <text:p>0.1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string" calcext:value-type="string">
            <text:p>0.0987045</text:p>
          </table:table-cell>
          <table:table-cell/>
          <table:table-cell table:style-name="ce3" table:number-columns-repeated="2"/>
          <table:table-cell table:number-columns-repeated="6"/>
        </table:table-row>
        <table:table-row table:style-name="ro1">
          <table:table-cell table:style-name="ce3" office:value-type="string" calcext:value-type="string">
            <text:p>0.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0.0996345</text:p>
          </table:table-cell>
          <table:table-cell/>
          <table:table-cell table:style-name="ce3" table:number-columns-repeated="2"/>
          <table:table-cell table:number-columns-repeated="6"/>
        </table:table-row>
        <table:table-row table:style-name="ro1">
          <table:table-cell table:style-name="ce3" office:value-type="string" calcext:value-type="string">
            <text:p>0.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0.0952909</text:p>
          </table:table-cell>
          <table:table-cell/>
          <table:table-cell table:style-name="ce3" table:number-columns-repeated="2"/>
          <table:table-cell table:number-columns-repeated="6"/>
        </table:table-row>
        <table:table-row table:style-name="ro1">
          <table:table-cell table:style-name="ce3" office:value-type="string" calcext:value-type="string">
            <text:p>0.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0.097683</text:p>
          </table:table-cell>
          <table:table-cell/>
          <table:table-cell table:style-name="ce3" table:number-columns-repeated="2"/>
          <table:table-cell table:number-columns-repeated="6"/>
        </table:table-row>
        <table:table-row table:style-name="ro1">
          <table:table-cell table:style-name="ce3" office:value-type="string" calcext:value-type="string">
            <text:p>0.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0.095646</text:p>
          </table:table-cell>
          <table:table-cell/>
          <table:table-cell table:style-name="ce3" table:number-columns-repeated="2"/>
          <table:table-cell table:number-columns-repeated="6"/>
        </table:table-row>
        <table:table-row table:style-name="ro1">
          <table:table-cell table:style-name="ce3" office:value-type="string" calcext:value-type="string">
            <text:p>0.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.0953098</text:p>
          </table:table-cell>
          <table:table-cell/>
          <table:table-cell table:style-name="ce3" table:number-columns-repeated="2"/>
          <table:table-cell table:number-columns-repeated="6"/>
        </table:table-row>
        <table:table-row table:style-name="ro1">
          <table:table-cell table:style-name="ce3" office:value-type="string" calcext:value-type="string">
            <text:p>0.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0.0967219</text:p>
          </table:table-cell>
          <table:table-cell/>
          <table:table-cell table:style-name="ce3" table:number-columns-repeated="2"/>
          <table:table-cell table:number-columns-repeated="6"/>
        </table:table-row>
        <table:table-row table:style-name="ro1">
          <table:table-cell table:style-name="ce3" office:value-type="string" calcext:value-type="string">
            <text:p>1.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0.0855974</text:p>
          </table:table-cell>
          <table:table-cell/>
          <table:table-cell table:style-name="ce3" table:number-columns-repeated="2"/>
          <table:table-cell table:number-columns-repeated="6"/>
        </table:table-row>
        <table:table-row table:style-name="ro1" table:number-rows-repeated="12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5" table:number-rows-spanned="1">
            <text:p>ADALINE</text:p>
          </table:table-cell>
          <table:covered-table-cell table:number-columns-repeated="4"/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 office:value-type="string" calcext:value-type="string">
            <text:p>Współczynnik uczenia sieci</text:p>
          </table:table-cell>
          <table:table-cell table:style-name="ce2" office:value-type="string" calcext:value-type="string">
            <text:p>Ilość epok potrzebna do nauczenia</text:p>
          </table:table-cell>
          <table:table-cell table:style-name="ce2" office:value-type="string" calcext:value-type="string">
            <text:p>Błąd średniokwadratowy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0.09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0.0989084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0.08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0.0926449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0.07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0.0992469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0.06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0.0946001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0.05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0.0996547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0.10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0.0988026</text:p>
          </table:table-cell>
          <table:table-cell table:number-columns-repeated="9"/>
        </table:table-row>
        <table:table-row table:style-name="ro1">
          <table:table-cell table:style-name="ce3" table:number-columns-repeated="3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style-name="ce3"/>
          <table:table-cell table:number-columns-repeated="11"/>
        </table:table-row>
      </table:table>
      <table:table table:name="Arkusz2" table:style-name="ta2">
        <table:table-column table:style-name="co4" table:default-cell-style-name="Default"/>
        <table:table-row table:style-name="ro1">
          <table:table-cell/>
        </table:table-row>
      </table:table>
      <table:table table:name="Arkusz3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21:39:12.386000000</meta:creation-date>
    <dc:date>2017-12-19T22:57:02.525000000</dc:date>
    <meta:editing-duration>PT1H17M48S</meta:editing-duration>
    <meta:editing-cycles>33</meta:editing-cycles>
    <meta:generator>LibreOffice/5.0.4.2$Windows_x86 LibreOffice_project/2b9802c1994aa0b7dc6079e128979269cf95bc78</meta:generator>
    <meta:document-statistic meta:table-count="3" meta:cell-count="5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786cm" svg:height="6.562cm" xlink:href=".." xlink:type="simple" chart:class="chart:line" chart:style-name="ch1">
        <chart:title svg:x="0.79cm" svg:y="0.267cm" chart:style-name="ch2">
          <text:p>Wykres zależności Ilości epok od współczynnika uczenia sieci</text:p>
        </chart:title>
        <chart:plot-area chart:style-name="ch3" table:cell-range-address="Arkusz1.A4:Arkusz1.B13" chart:data-source-has-labels="both" svg:x="1.286cm" svg:y="1.177cm" svg:width="12.225cm" svg:height="4.273cm">
          <chartooo:coordinate-region svg:x="1.907cm" svg:y="1.376cm" svg:width="11.178cm" svg:height="3.427cm"/>
          <chart:axis chart:dimension="x" chart:name="primary-x" chart:style-name="ch4" chartooo:axis-type="auto">
            <chartooo:date-scale/>
            <chart:title svg:x="5.383cm" svg:y="5.581cm" chart:style-name="ch5">
              <text:p>Współczynnik uczenia sieci</text:p>
            </chart:title>
            <chart:categories table:cell-range-address="Arkusz1.A5:Arkusz1.A13"/>
          </chart:axis>
          <chart:axis chart:dimension="y" chart:name="primary-y" chart:style-name="ch4">
            <chart:title svg:x="0.451cm" svg:y="4.111cm" chart:style-name="ch6">
              <text:p>Ilość epok</text:p>
            </chart:title>
          </chart:axis>
          <chart:series chart:style-name="ch7" chart:values-cell-range-address="Arkusz1.B5:Arkusz1.B13" chart:label-cell-address="Arkusz1.B4:Arkusz1.B4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ość epok potrzebna do nauczenia</text:p>
                <draw:g>
                  <svg:desc>Arkusz1.B4:Arkusz1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05</text:p>
                <draw:g>
                  <svg:desc>Arkusz1.A5:Arkusz1.A13</svg:desc>
                </draw:g>
              </table:table-cell>
              <table:table-cell office:value-type="float" office:value="131">
                <text:p>131</text:p>
                <draw:g>
                  <svg:desc>Arkusz1.B5:Arkusz1.B13</svg:desc>
                </draw:g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.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03cm" svg:height="7.625cm" xlink:href=".." xlink:type="simple" chart:class="chart:line" chart:style-name="ch1">
        <chart:title svg:x="1.802cm" svg:y="0.288cm" chart:style-name="ch2">
          <text:p>Zależność ilości epok od współczynnika uczenia</text:p>
        </chart:title>
        <chart:plot-area chart:style-name="ch3" table:cell-range-address="Arkusz1.A29:Arkusz1.B35" chart:data-source-has-labels="both" svg:x="1.271cm" svg:y="1.219cm" svg:width="11.499cm" svg:height="5.273cm">
          <chartooo:coordinate-region svg:x="1.707cm" svg:y="1.418cm" svg:width="10.454cm" svg:height="4.427cm"/>
          <chart:axis chart:dimension="x" chart:name="primary-x" chart:style-name="ch4" chartooo:axis-type="auto">
            <chartooo:date-scale/>
            <chart:title svg:x="4.912cm" svg:y="6.644cm" chart:style-name="ch5">
              <text:p>Wspóółczynnik uczenia sieci</text:p>
            </chart:title>
            <chart:categories table:cell-range-address="Arkusz1.A30:Arkusz1.A35"/>
          </chart:axis>
          <chart:axis chart:dimension="y" chart:name="primary-y" chart:style-name="ch4">
            <chart:title svg:x="0.451cm" svg:y="4.653cm" chart:style-name="ch6">
              <text:p>Ilość epok</text:p>
            </chart:title>
          </chart:axis>
          <chart:series chart:style-name="ch7" chart:values-cell-range-address="Arkusz1.B30:Arkusz1.B35" chart:label-cell-address="Arkusz1.B29:Arkusz1.B29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ość epok potrzebna do nauczenia</text:p>
                <draw:g>
                  <svg:desc>Arkusz1.B29:Arkusz1.B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099</text:p>
                <draw:g>
                  <svg:desc>Arkusz1.A30:Arkusz1.A35</svg:desc>
                </draw:g>
              </table:table-cell>
              <table:table-cell office:value-type="float" office:value="13">
                <text:p>13</text:p>
                <draw:g>
                  <svg:desc>Arkusz1.B30:Arkusz1.B35</svg:desc>
                </draw:g>
              </table:table-cell>
            </table:table-row>
            <table:table-row>
              <table:table-cell office:value-type="string">
                <text:p>0.0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.0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.06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0.0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.100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